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b8d" officeooo:paragraph-rsid="001e4b8d"/>
    </style:style>
    <style:style style:name="P2" style:family="paragraph" style:parent-style-name="Standard">
      <style:text-properties officeooo:rsid="001e4b8d" officeooo:paragraph-rsid="001e4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y first java file.!!!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5:08:36.940755303</meta:creation-date>
    <dc:date>2021-09-03T14:39:28.137481763</dc:date>
    <meta:editing-duration>PT2H1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6" meta:character-count="30" meta:non-whitespace-character-count="25"/>
  </office:meta>
</office:document-meta>
</file>